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1cm" svg:stroke-color="#7f7f7f" draw:marker-start-width="0.35cm" draw:marker-end-width="0.35cm" draw:fill="none" draw:textarea-vertical-align="middle" fo:padding-top="0.175cm" fo:padding-bottom="0.175cm" fo:padding-left="0.3cm" fo:padding-right="0.3cm"/>
    </style:style>
    <style:style style:name="gr2" style:family="graphic" style:parent-style-name="standard">
      <style:graphic-properties svg:stroke-width="0.1cm" svg:stroke-color="#1fa8f5" draw:marker-start-width="0.35cm" draw:marker-end-width="0.35cm" draw:fill="solid" draw:fill-color="#ffffff" draw:textarea-horizontal-align="center" draw:textarea-vertical-align="middle" draw:auto-grow-height="false" fo:padding-top="0.175cm" fo:padding-bottom="0.175cm" fo:padding-left="0.3cm" fo:padding-right="0.3cm"/>
    </style:style>
    <style:style style:name="gr3" style:family="graphic" style:parent-style-name="standard">
      <style:graphic-properties svg:stroke-width="0.1cm" svg:stroke-color="#7f7f7f"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cm" svg:stroke-color="#f26817" draw:marker-start-width="0.35cm" draw:marker-end-width="0.35cm" draw:fill="solid" draw:fill-color="#ffffff" draw:textarea-horizontal-align="center" draw:textarea-vertical-align="middle" draw:auto-grow-height="true" fo:min-height="18.604cm" fo:padding-top="0.175cm" fo:padding-bottom="0.175cm" fo:padding-left="0.3cm" fo:padding-right="0.3cm" fo:wrap-option="wrap"/>
    </style:style>
    <style:style style:name="gr5" style:family="graphic" style:parent-style-name="standard">
      <style:graphic-properties svg:stroke-width="0.1cm" svg:stroke-color="#1fa8f5"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cm" svg:stroke-color="#f79156"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8" style:family="graphic" style:parent-style-name="standard">
      <style:graphic-properties draw:fill-color="#83caff"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2.55cm" fo:min-width="4.572cm"/>
    </style:style>
    <style:style style:name="gr10" style:family="graphic" style:parent-style-name="standard">
      <style:graphic-properties draw:fill-color="#7f7f7f" draw:textarea-horizontal-align="justify" draw:textarea-vertical-align="middle" draw:auto-grow-height="false"/>
    </style:style>
    <style:style style:name="gr11" style:family="graphic" style:parent-style-name="objectwithoutfill">
      <style:graphic-properties svg:stroke-width="0.1cm" svg:stroke-color="#7f7f7f" draw:marker-start-width="0.35cm" draw:marker-end="Rounded_20_short_20_Arrow" draw:marker-end-width="0.45cm" draw:fill="none" draw:textarea-vertical-align="middle" fo:padding-top="0.175cm" fo:padding-bottom="0.175cm" fo:padding-left="0.3cm" fo:padding-right="0.3cm"/>
    </style:style>
    <style:style style:name="gr12" style:family="graphic" style:parent-style-name="objectwithoutfill">
      <style:graphic-properties svg:stroke-width="0.1cm" svg:stroke-color="#f79156" draw:marker-start-width="0.35cm" draw:marker-end="Rounded_20_short_20_Arrow" draw:marker-end-width="0.45cm" draw:fill="none" draw:textarea-vertical-align="middle" fo:padding-top="0.175cm" fo:padding-bottom="0.175cm" fo:padding-left="0.3cm" fo:padding-right="0.3cm"/>
    </style:style>
    <style:style style:name="gr13" style:family="graphic" style:parent-style-name="standard">
      <style:graphic-properties draw:fill-color="#ffcc99" draw:textarea-horizontal-align="justify" draw:textarea-vertical-align="middle" draw:auto-grow-height="false"/>
    </style:style>
    <style:style style:name="gr14" style:family="graphic" style:parent-style-name="standard">
      <style:graphic-properties draw:fill-color="#cccccc" draw:textarea-horizontal-align="justify" draw:textarea-vertical-align="middle" draw:auto-grow-height="false"/>
    </style:style>
    <style:style style:name="gr15" style:family="graphic" style:parent-style-name="standard">
      <style:graphic-properties svg:stroke-width="0.1cm" svg:stroke-color="#00007a" draw:marker-start-width="0.35cm" draw:marker-end-width="0.35cm" draw:fill="solid" draw:fill-color="#ffffff" draw:textarea-horizontal-align="center" draw:textarea-vertical-align="bottom" draw:auto-grow-height="false" fo:padding-top="0.175cm" fo:padding-bottom="0.175cm" fo:padding-left="0.3cm" fo:padding-right="0.3cm"/>
    </style:style>
    <style:style style:name="gr16" style:family="graphic" style:parent-style-name="standard">
      <style:graphic-properties svg:stroke-width="0.1cm" svg:stroke-color="#00007a" draw:marker-start-width="0.35cm" draw:marker-end-width="0.35cm" draw:fill-color="#ffffff" draw:textarea-horizontal-align="left" draw:textarea-vertical-align="middle" draw:auto-grow-height="false" fo:padding-top="0.175cm" fo:padding-bottom="0.175cm" fo:padding-left="0.3cm" fo:padding-right="0.3cm" fo:wrap-option="wrap"/>
    </style:style>
    <style:style style:name="gr17" style:family="graphic" style:parent-style-name="standard">
      <style:graphic-properties draw:stroke="none" svg:stroke-color="#000000" draw:fill="none" draw:fill-color="#ffffff" draw:textarea-horizontal-align="left" draw:auto-grow-height="true" draw:auto-grow-width="false" fo:min-height="1.837cm" fo:min-width="4.572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0pt" fo:font-weight="bold" style:font-size-asian="10pt" style:font-weight-asian="bold" style:font-size-complex="10pt" style:font-weight-complex="bold"/>
    </style:style>
    <style:style style:name="P4" style:family="paragraph">
      <style:paragraph-properties fo:text-align="center"/>
      <style:text-properties fo:color="#7f7f7f" fo:font-weight="bold" style:font-weight-asian="bold" style:font-weight-complex="bold"/>
    </style:style>
    <style:style style:name="P5" style:family="paragraph">
      <style:paragraph-properties fo:text-align="center"/>
      <style:text-properties fo:color="#f26817" fo:font-size="18pt" fo:font-weight="bold" style:font-size-asian="18pt" style:font-weight-asian="bold" style:font-size-complex="18pt" style:font-weight-complex="bold"/>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2pt" fo:font-weight="bold" style:font-size-asian="12pt" style:font-weight-asian="bold" style:font-size-complex="12pt" style:font-weight-complex="bold"/>
    </style:style>
    <style:style style:name="P8" style:family="paragraph">
      <style:paragraph-properties fo:text-align="center"/>
      <style:text-properties fo:color="#ffffff" fo:font-size="9pt" fo:font-weight="bold" style:font-size-asian="9pt" style:font-weight-asian="bold" style:font-size-complex="9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color="#7f7f7f" fo:font-weight="bold" style:font-weight-asian="bold" style:font-weight-complex="bold"/>
    </style:style>
    <style:style style:name="T3" style:family="text">
      <style:text-properties fo:color="#f26817" fo:font-size="18pt" fo:font-weight="bold" style:font-size-asian="18pt" style:font-weight-asian="bold" style:font-size-complex="18pt" style:font-weight-complex="bold"/>
    </style:style>
    <style:style style:name="T4" style:family="text">
      <style:text-properties fo:color="#ffffff" fo:font-size="9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1cm" svg:y1="1.6cm" svg:x2="13.6cm" svg:y2="1.6cm">
          <text:p/>
        </draw:line>
        <draw:line draw:style-name="gr1" draw:text-style-name="P1" draw:layer="layout" svg:x1="13cm" svg:y1="9.9cm" svg:x2="13.5cm" svg:y2="9.9cm">
          <text:p/>
        </draw:line>
        <draw:line draw:style-name="gr1" draw:text-style-name="P1" draw:layer="layout" svg:x1="13cm" svg:y1="15.15cm" svg:x2="13.5cm" svg:y2="15.15cm">
          <text:p/>
        </draw:line>
        <draw:line draw:style-name="gr1" draw:text-style-name="P1" draw:layer="layout" svg:x1="12.95cm" svg:y1="17cm" svg:x2="13.45cm" svg:y2="17cm">
          <text:p/>
        </draw:line>
        <draw:line draw:style-name="gr1" draw:text-style-name="P1" draw:layer="layout" svg:x1="13.05cm" svg:y1="5.75cm" svg:x2="13.55cm" svg:y2="5.75cm">
          <text:p/>
        </draw:line>
        <draw:custom-shape draw:style-name="gr2" draw:text-style-name="P3" draw:layer="layout" svg:width="8.526cm" svg:height="0.7cm" svg:x="4.574cm" svg:y="1.2cm">
          <text:p text:style-name="P2"><text:span text:style-name="T1"><text:s text:c="12"/></text:span><text:span text:style-name="T1">POST /1.1/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719cm" svg:height="19.2cm" svg:x="1.181cm" svg:y="1.2cm">
          <draw:glue-point draw:id="4" svg:x="5cm" svg:y="-3.802cm"/>
          <draw:glue-point draw:id="5" svg:x="5cm" svg:y="-2.916cm"/>
          <text:p text:style-name="P2"><text:span text:style-name="T2">U</text:span></text:p>
          <text:p text:style-name="P2"><text:span text:style-name="T2">S</text:span></text:p>
          <text:p text:style-name="P2"><text:span text:style-name="T2">E</text:span></text:p>
          <text:p text:style-name="P2"><text:span text:style-name="T2">R</text:span></text:p>
          <text:p text:style-name="P2"><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5cm" svg:height="19.1cm" svg:x="25.2cm" svg:y="1.25cm">
          <text:p text:style-name="P2"><text:span text:style-name="T3">R</text:span></text:p>
          <text:p text:style-name="P2"><text:span text:style-name="T3">E</text:span></text:p>
          <text:p text:style-name="P2"><text:span text:style-name="T3">S</text:span></text:p>
          <text:p text:style-name="P2"><text:span text:style-name="T3">T</text:span></text:p>
          <text:p text:style-name="P2"><text:span text:style-name="T3"/></text:p>
          <text:p text:style-name="P2"><text:span text:style-name="T3">A</text:span></text:p>
          <text:p text:style-name="P2"><text:span text:style-name="T3">P</text:span></text:p>
          <text:p text:style-name="P2"><text:span text:style-name="T3">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2.3cm" svg:x="13.6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4.388cm" svg:height="2.221cm" svg:x="15.1cm" svg:y="1.2cm">
          <draw:text-box>
            <text:p><text:span text:style-name="T1">{</text:span></text:p>
            <text:p><text:span text:style-name="T1"><text:s text:c="4"/></text:span><text:span text:style-name="T1">"firstname" : "John",</text:span></text:p>
            <text:p><text:span text:style-name="T1"><text:s text:c="4"/></text:span><text:span text:style-name="T1">"lastname" : "Doe",</text:span></text:p>
            <text:p><text:span text:style-name="T1"><text:s text:c="4"/></text:span><text:span text:style-name="T1">"userfield" : " "</text:span></text:p>
            <text:p><text:span text:style-name="T1">}</text:span></text:p>
          </draw:text-box>
        </draw:frame>
        <draw:custom-shape draw:style-name="gr7" draw:text-style-name="P1" draw:layer="layout" svg:width="8.5cm" svg:height="2.9cm" svg:x="4.5cm" svg:y="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5cm" svg:height="0.8cm" svg:x="5.799cm" svg:y="2.55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7" draw:layer="layout" svg:width="8.3cm" svg:height="2.8cm" svg:x="4.6cm" svg:y="2.263cm">
          <draw:text-box>
            <text:p><text:span text:style-name="T1">{</text:span></text:p>
            <text:p><text:span text:style-name="T1"><text:s text:c="4"/></text:span><text:span text:style-name="T1">"id" : 944, <text:s/>"firstname" : "John",</text:span></text:p>
            <text:p><text:span text:style-name="T1"><text:s text:c="4"/></text:span><text:span text:style-name="T1">"lastname" : "Doe", "timezone" : "en_US",</text:span></text:p>
            <text:p><text:span text:style-name="T1"><text:s text:c="4"/></text:span><text:span text:style-name="T1">"caller_id" : "\"John Doe\"",</text:span></text:p>
            <text:p><text:span text:style-name="T1"><text:s text:c="4"/></text:span><text:span text:style-name="T1">"outgoing_caller_id" : "default"</text:span></text:p>
            <text:p><text:span text:style-name="T1">}</text:span></text:p>
          </draw:text-box>
        </draw:frame>
        <draw:custom-shape draw:style-name="gr10" draw:text-style-name="P8" draw:layer="layout" svg:width="2.9cm" svg:height="0.5cm" svg:x="4.7cm" svg:y="1.3cm">
          <text:p text:style-name="P2"><text:span text:style-name="T4">Create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9cm" svg:y1="1.527cm" svg:x2="4.5cm" svg:y2="1.527cm">
          <text:p/>
        </draw:line>
        <draw:line draw:style-name="gr11" draw:text-style-name="P1" draw:layer="layout" svg:x1="22.85cm" svg:y1="2.302cm" svg:x2="25.1cm" svg:y2="2.302cm">
          <text:p/>
        </draw:line>
        <draw:line draw:style-name="gr12" draw:text-style-name="P1" draw:layer="layout" svg:x1="25.2cm" svg:y1="4.2cm" svg:x2="13cm" svg:y2="4.2cm">
          <text:p/>
        </draw:line>
        <draw:line draw:style-name="gr12" draw:text-style-name="P1" draw:layer="layout" svg:x1="4.5cm" svg:y1="4.175cm" svg:x2="2.9cm" svg:y2="4.175cm">
          <text:p/>
        </draw:line>
        <draw:custom-shape draw:style-name="gr2" draw:text-style-name="P3" draw:layer="layout" svg:width="8.526cm" svg:height="0.7cm" svg:x="4.524cm" svg:y="5.35cm">
          <text:p text:style-name="P2"><text:span text:style-name="T1"><text:s text:c="16"/></text:span><text:span text:style-name="T1">POST /1.1/lines_s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2.3cm" svg:x="13.55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4.371cm" svg:height="1.827cm" svg:x="15.05cm" svg:y="5.55cm">
          <draw:text-box>
            <text:p><text:span text:style-name="T1">{</text:span></text:p>
            <text:p><text:span text:style-name="T1"><text:s text:c="4"/></text:span><text:span text:style-name="T1">"context" : "default",</text:span></text:p>
            <text:p><text:span text:style-name="T1"><text:s text:c="4"/></text:span><text:span text:style-name="T1">"device_slot" : "1",</text:span></text:p>
            <text:p><text:span text:style-name="T1">}</text:span></text:p>
          </draw:text-box>
        </draw:frame>
        <draw:custom-shape draw:style-name="gr7" draw:text-style-name="P1" draw:layer="layout" svg:width="8.5cm" svg:height="2.9cm" svg:x="4.45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0.8cm" svg:x="5.8cm" svg:y="6.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7" draw:layer="layout" svg:width="8.3cm" svg:height="2.8cm" svg:x="4.55cm" svg:y="6.413cm">
          <draw:text-box>
            <text:p><text:span text:style-name="T1">{</text:span></text:p>
            <text:p><text:span text:style-name="T1"><text:s text:c="4"/></text:span><text:span text:style-name="T1">"id" : 104, <text:s/>"context" : "default",</text:span></text:p>
            <text:p><text:span text:style-name="T1"><text:s text:c="4"/></text:span><text:span text:style-name="T1">"username" : "abcdef",</text:span></text:p>
            <text:p><text:span text:style-name="T1"><text:s text:c="4"/></text:span><text:span text:style-name="T1">"secret" : "secret_password",</text:span></text:p>
            <text:p><text:span text:style-name="T1"><text:s text:c="4"/></text:span><text:span text:style-name="T1">"provisioning_extension" : "123456"</text:span></text:p>
            <text:p><text:span text:style-name="T1">}</text:span></text:p>
          </draw:text-box>
        </draw:frame>
        <draw:custom-shape draw:style-name="gr10" draw:text-style-name="P8" draw:layer="layout" svg:width="2.9cm" svg:height="0.5cm" svg:x="4.65cm" svg:y="5.45cm">
          <text:p text:style-name="P2"><text:span text:style-name="T4">Create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85cm" svg:y1="5.677cm" svg:x2="4.45cm" svg:y2="5.677cm">
          <text:p/>
        </draw:line>
        <draw:line draw:style-name="gr11" draw:text-style-name="P1" draw:layer="layout" svg:x1="22.8cm" svg:y1="6.452cm" svg:x2="25.2cm" svg:y2="6.452cm">
          <text:p/>
        </draw:line>
        <draw:line draw:style-name="gr12" draw:text-style-name="P1" draw:layer="layout" svg:x1="25.15cm" svg:y1="8.35cm" svg:x2="12.95cm" svg:y2="8.35cm">
          <text:p/>
        </draw:line>
        <draw:line draw:style-name="gr12" draw:text-style-name="P1" draw:layer="layout" svg:x1="4.45cm" svg:y1="8.325cm" svg:x2="2.85cm" svg:y2="8.325cm">
          <text:p/>
        </draw:line>
        <draw:custom-shape draw:style-name="gr10" draw:text-style-name="P8" draw:layer="layout" svg:width="2.9cm" svg:height="0.5cm" svg:x="19.699cm" svg:y="2.899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9cm" svg:height="0.5cm" svg:x="9.725cm" svg:y="4.471cm">
          <text:p text:style-name="P2"><text:span text:style-name="T4">Example 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9cm" svg:height="0.5cm" svg:x="19.698cm" svg:y="7.044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9cm" svg:height="0.5cm" svg:x="9.724cm" svg:y="8.67cm">
          <text:p text:style-name="P2"><text:span text:style-name="T4">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8.526cm" svg:height="0.7cm" svg:x="4.474cm" svg:y="9.5cm">
          <text:p text:style-name="P2"><text:span text:style-name="T1"><text:s text:c="19"/></text:span><text:span text:style-name="T1">POST /1.1/extens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24cm" svg:height="2.3cm" svg:x="13.5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6" draw:layer="layout" svg:width="4.642cm" svg:height="2.221cm" svg:x="15cm" svg:y="9.5cm">
          <draw:text-box>
            <text:p><text:span text:style-name="T1">{</text:span></text:p>
            <text:p><text:span text:style-name="T1"><text:s text:c="4"/></text:span><text:span text:style-name="T1">"exten" : "1234",</text:span></text:p>
            <text:p><text:span text:style-name="T1"><text:s text:c="4"/></text:span><text:span text:style-name="T1">"context" : "default",</text:span></text:p>
            <text:p><text:span text:style-name="T1"><text:s text:c="4"/></text:span><text:span text:style-name="T1">"commented" : "false"</text:span></text:p>
            <text:p><text:span text:style-name="T1">}</text:span></text:p>
          </draw:text-box>
        </draw:frame>
        <draw:custom-shape draw:style-name="gr7" draw:text-style-name="P1" draw:layer="layout" svg:width="8.5cm" svg:height="2.9cm" svg:x="4.4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1.5cm" svg:height="0.8cm" svg:x="5.767cm" svg:y="10.83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7" draw:layer="layout" svg:width="8.3cm" svg:height="2.8cm" svg:x="4.5cm" svg:y="10.563cm">
          <draw:text-box>
            <text:p><text:span text:style-name="T1">{</text:span></text:p>
            <text:p><text:span text:style-name="T1"><text:s text:c="4"/></text:span><text:span text:style-name="T1">"id" : 123</text:span></text:p>
            <text:p><text:span text:style-name="T1">}</text:span></text:p>
          </draw:text-box>
        </draw:frame>
        <draw:custom-shape draw:style-name="gr10" draw:text-style-name="P8" draw:layer="layout" svg:width="2.9cm" svg:height="0.5cm" svg:x="4.6cm" svg:y="9.6cm">
          <text:p text:style-name="P2"><text:span text:style-name="T4">Create exten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9cm" svg:y1="9.827cm" svg:x2="4.4cm" svg:y2="9.827cm">
          <text:p/>
        </draw:line>
        <draw:line draw:style-name="gr11" draw:text-style-name="P1" draw:layer="layout" svg:x1="22.75cm" svg:y1="10.602cm" svg:x2="25.2cm" svg:y2="10.602cm">
          <text:p/>
        </draw:line>
        <draw:line draw:style-name="gr12" draw:text-style-name="P1" draw:layer="layout" svg:x1="25.1cm" svg:y1="12.5cm" svg:x2="12.9cm" svg:y2="12.5cm">
          <text:p/>
        </draw:line>
        <draw:line draw:style-name="gr12" draw:text-style-name="P1" draw:layer="layout" svg:x1="4.4cm" svg:y1="12.475cm" svg:x2="2.8cm" svg:y2="12.475cm">
          <text:p/>
        </draw:line>
        <draw:custom-shape draw:style-name="gr10" draw:text-style-name="P8" draw:layer="layout" svg:width="2.9cm" svg:height="0.5cm" svg:x="19.648cm" svg:y="11.194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9cm" svg:height="0.5cm" svg:x="9.674cm" svg:y="12.82cm">
          <text:p text:style-name="P2"><text:span text:style-name="T4">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8.526cm" svg:height="1.25cm" svg:x="4.474cm" svg:y="1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2.75cm" svg:y1="15.352cm" svg:x2="25.2cm" svg:y2="15.352cm">
          <text:p/>
        </draw:line>
        <draw:custom-shape draw:style-name="gr16" draw:text-style-name="P1" draw:layer="layout" svg:width="9.24cm" svg:height="1.55cm" svg:x="13.5cm" svg:y="1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1.5cm" svg:height="0.8cm" svg:x="18.198cm" svg:y="14.7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4.269cm" svg:height="1.433cm" svg:x="15cm" svg:y="14.55cm">
          <draw:text-box>
            <text:p><text:span text:style-name="T1">{</text:span></text:p>
            <text:p><text:span text:style-name="T1"><text:s text:c="4"/></text:span><text:span text:style-name="T1">"extension_id" : 123</text:span></text:p>
            <text:p><text:span text:style-name="T1">}</text:span></text:p>
          </draw:text-box>
        </draw:frame>
        <draw:custom-shape draw:style-name="gr10" draw:text-style-name="P8" draw:layer="layout" svg:width="5.1cm" svg:height="0.5cm" svg:x="4.6cm" svg:y="14.65cm">
          <text:p text:style-name="P2"><text:span text:style-name="T4">Associate an extension to a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9cm" svg:y1="15.177cm" svg:x2="4.4cm" svg:y2="15.177cm">
          <text:p/>
        </draw:line>
        <draw:custom-shape draw:style-name="gr10" draw:text-style-name="P8" draw:layer="layout" svg:width="2.9cm" svg:height="0.5cm" svg:x="19.648cm" svg:y="15.49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8.526cm" svg:height="1.25cm" svg:x="4.42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5cm" svg:height="0.8cm" svg:x="9.398cm" svg:y="16.9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1" draw:text-style-name="P1" draw:layer="layout" svg:x1="22.7cm" svg:y1="17.202cm" svg:x2="25.15cm" svg:y2="17.202cm">
          <text:p/>
        </draw:line>
        <draw:custom-shape draw:style-name="gr16" draw:text-style-name="P1" draw:layer="layout" svg:width="9.24cm" svg:height="1.55cm" svg:x="13.45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0.8cm" svg:x="17.099cm" svg:y="16.69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3.232cm" svg:height="1.433cm" svg:x="14.95cm" svg:y="16.4cm">
          <draw:text-box>
            <text:p><text:span text:style-name="T1">{</text:span></text:p>
            <text:p><text:span text:style-name="T1"><text:s text:c="4"/></text:span><text:span text:style-name="T1">"line_id" : 104</text:span></text:p>
            <text:p><text:span text:style-name="T1">}</text:span></text:p>
          </draw:text-box>
        </draw:frame>
        <draw:custom-shape draw:style-name="gr10" draw:text-style-name="P8" draw:layer="layout" svg:width="4.15cm" svg:height="0.5cm" svg:x="4.55cm" svg:y="16.5cm">
          <text:p text:style-name="P2"><text:span text:style-name="T4">Associate a line to a 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2.85cm" svg:y1="17.027cm" svg:x2="4.35cm" svg:y2="17.027cm">
          <text:p/>
        </draw:line>
        <draw:custom-shape draw:style-name="gr10" draw:text-style-name="P8" draw:layer="layout" svg:width="2.9cm" svg:height="0.5cm" svg:x="19.598cm" svg:y="17.34cm">
          <text:p text:style-name="P2"><text:span text:style-name="T4">Example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5cm" svg:height="2.15cm" svg:x="4.4cm" svg:y="17.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5cm" svg:height="0.8cm" svg:x="6.629cm" svg:y="18.22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 draw:layer="layout" svg:width="1.5cm" svg:height="0.8cm" svg:x="9.198cm" svg:y="18.1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7" draw:text-style-name="P7" draw:layer="layout" svg:width="8.3cm" svg:height="2.087cm" svg:x="4.5cm" svg:y="17.913cm">
          <draw:text-box>
            <text:p><text:span text:style-name="T1">{</text:span></text:p>
            <text:p><text:span text:style-name="T1"><text:s text:c="4"/></text:span><text:span text:style-name="T1">"user_id" : 944, "line_id" : 104,</text:span></text:p>
            <text:p><text:span text:style-name="T1"><text:s text:c="4"/></text:span><text:span text:style-name="T1">"main_user" : true, "main_line" : true</text:span></text:p>
            <text:p><text:span text:style-name="T1">}</text:span></text:p>
          </draw:text-box>
        </draw:frame>
        <draw:line draw:style-name="gr12" draw:text-style-name="P1" draw:layer="layout" svg:x1="25.1cm" svg:y1="18.95cm" svg:x2="12.9cm" svg:y2="18.95cm">
          <text:p/>
        </draw:line>
        <draw:line draw:style-name="gr12" draw:text-style-name="P1" draw:layer="layout" svg:x1="4.4cm" svg:y1="18.925cm" svg:x2="2.8cm" svg:y2="18.925cm">
          <text:p/>
        </draw:line>
        <draw:custom-shape draw:style-name="gr10" draw:text-style-name="P8" draw:layer="layout" svg:width="2.9cm" svg:height="0.5cm" svg:x="9.674cm" svg:y="19.397cm">
          <text:p text:style-name="P2"><text:span text:style-name="T4">Example respon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5cm" svg:height="0.8cm" svg:x="8.699cm" svg:y="15.09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6" draw:layer="layout" svg:width="5.658cm" svg:height="0.645cm" svg:x="6.201cm" svg:y="15.2cm">
          <draw:text-box>
            <text:p text:style-name="P2"><text:span text:style-name="T1">POST /1.1/lines/104/extensions</text:span></text:p>
          </draw:text-box>
        </draw:frame>
        <draw:frame draw:style-name="gr6" draw:text-style-name="P6" draw:layer="layout" svg:width="4.854cm" svg:height="0.645cm" svg:x="6.6cm" svg:y="17.055cm">
          <draw:text-box>
            <text:p text:style-name="P2"><text:span text:style-name="T1"><text:s/></text:span><text:span text:style-name="T1">POST /1.1/users/944/lin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richard </meta:initial-creator>
    <meta:creation-date>2014-06-03T09:03:40</meta:creation-date>
    <dc:date>2014-06-27T11:05:02</dc:date>
    <dc:creator>prichard </dc:creator>
    <meta:editing-duration>PT1H33M16S</meta:editing-duration>
    <meta:editing-cycles>7</meta:editing-cycles>
    <meta:generator>LibreOffice/3.5$Linux_X86_64 LibreOffice_project/350m1$Build-2</meta:generator>
    <meta:document-statistic meta:object-count="73"/>
  </office:meta>
</office:document-meta>
</file>